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Charles J. Asc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Fellow travellers[sic!]! <text:s/>Have you measured the length of the way? <text:s/>What distance/ separates us from the borders of eternity? <text:s/>"I reckon not Life points to a stream of pe-/-rennial joys. <text:s/>Into it will I plunge with courage undismayed. <text:s/>Gloomy thoughts shall/ not obtrude upon my worldly pursuits." <text:s/>So speaks yonder youth in the buoyancy/ of his spirits. <text:s/>It <text:span text:style-name="T2">does</text:span> seem cruel to dampen the <text:span text:style-name="T3">ardor</text:span><text:span text:style-name="T5"> ardency of that </text:span><text:span text:style-name="T3">disposition ardency of</text:span><text:span text:style-name="T5"> nature. <text:s/>To say to him/ whose heart is glowing with the love of existence. <text:s/>"Brother! <text:s/>Thou art enamoured with/ the present. <text:s/>Yet, it leads thee unawares </text:span><text:span text:style-name="T3">in</text:span><text:span text:style-name="T5">to the embrace of death." <text:s/>That task,/ painful though it be, religion imposes on her servants. <text:s/>Not that they might darken/ man's path here below, but that they should lighten the way, which will conduct/ him above. <text:s/>Dear Israelites! <text:s/>To enjoy terrestrial blessings is a divinely/ conceded right; but to remember our mortality is a solemn duty. <text:s/>By that/ means will </text:span><text:span text:style-name="T3">human</text:span><text:span text:style-name="T5"> inordinate cravings be effectually restrained. <text:s/>by it we will be upheld/ in virtue, sustained in piety. <text:s/>I will not strive to overreach my neighbour,/ when I consider that I may soon exchange a temporary habitation for an/ everlasting dwelling. <text:s/>I will banish from my breast that envious disposition/ that stirs me up against my fellow-creature. <text:s/>The enmity which I/ have </text:span><text:span text:style-name="T3">suffered</text:span><text:span text:style-name="T5"> permitted to abide with me this day, shall not lodge with me this night./ <text:s/>I shall seek to appease him I have offended. <text:s/>I will hold out the hand/ of fellowship to him who did me wrong. <text:s/>For ere the morning dawns,/ I may have quitted all which is earthly, and my soul may stand at the/</text:span></text:p>
      <text:p text:style-name="P5"><text:span text:style-name="T5"/></text:p>
      <text:p text:style-name="P5"><text:span text:style-name="T5">[Page 2]</text:span></text:p>
      <text:p text:style-name="P5"><text:span text:style-name="T5">bar of the Supreme Judge. <text:s/>Such is the healthful </text:span><text:span text:style-name="T3">lesson</text:span><text:span text:style-name="T5"> result derived/ from the thought of our </text:span><text:soft-page-break/><text:span text:style-name="T5">mortality. <text:s/>But can you, my friends! tell how/ many are so beneficially influenced by that reflection? <text:s/>Who amid the/ restless longings to enlarge the fleeting present, turn a look to the unending/ future? <text:s/>Truly: all around us proclaims that our days are like a shadow/ that vanishes. <text:s/>We do not need the authority of the preacher to be shown/ that "all flesh is grass and all the goodliness thereof is as the flower of the field."/ <text:s/>Still man deems all mortal but himself. <text:s/>It is when put face to face, as/ it were, with death, that we realize the instability of the hours our fancy/ imagined eternal. <text:s/>When like on the present woful[sic!] occasion, we behold/ the young and vigorous and light-hearted, mowed down with the rapidity/ of a flash of lightning, then we are made to understand that to trust/ ourselves, is to lean for support upon a spider's web. <text:s/>You can, my sympathising/ hearers! call to mind that countenance radiant with the smiles of comeliness,/ that stalwart form, which seemed proof </text:span><text:span text:style-name="T3">against</text:span><text:span text:style-name="T5"> to the sword of the Destroyer./ <text:s/>Charles J. Asch but yesterday full of life, lies now before us lifeless./ <text:s/>Ought we to bedew his coffin with tears? <text:s/>Pour forth lamentations because/ he who joyed in existence was cut off in his blooming years. <text:s/>No: our/ sympathies are with you, bereaved brothers and sisters! <text:s/>The youngest/ surviving child of your sainted parents, wound himself round your hearts/ with the strongest ties. <text:s/>Sweet were to you the tokens of his affection. <text:s/>The/ hope that he would long continue to enliven your home; so repeatedly overspread/</text:span></text:p>
      <text:p text:style-name="P5"><text:span text:style-name="T5"/></text:p>
      <text:p text:style-name="P5"><text:span text:style-name="T5">[Page 3]</text:span></text:p>
      <text:p text:style-name="P5"><text:span text:style-name="T5">with gloom, clung to your very souls. <text:s/>Alas! <text:s/>Again have your expectations/ been brought to naught. <text:s/>Another void never to be filled up. <text:s/>Your/ circle narrowed down still more. <text:s/>Children of the pious Joseph and/ Clara Asch! <text:s/>You has the Creator chosen as the exponents of that faith/ which no trial can shake. <text:s/>Sanctify His name even now and the Congregation/ of His people. <text:s/>You stand already higher than myriads. <text:s/>For you/ teach those who refine and murmur under inflictions, how meekly/ </text:span><text:span text:style-name="T3">you bear</text:span><text:span text:style-name="T5"> the decrees of God can be borne. <text:s/>Gaze, my Brethren upon the exemplars/ of resignation. <text:s/>I do not picture to you the philosophy of stoicism un-/touched by melancholy events. <text:s/>I direct your attention to tender beings/ feeling most keenly the losses endured, yet wincing </text:span><text:span text:style-name="T3">a</text:span><text:span text:style-name="T5"> marvellous forti-/-tude, because immoveable is their belief in the righteousness of the Lord. <text:s/>Oh! be our instructor,/ this day, bereaved friends! <text:s/>We have gathered here not simply to offer condolence, but/ to learn from you how to suffer without impugning the justice of the/ Most High; to bend </text:span><text:span text:style-name="T3">our bodies</text:span><text:span text:style-name="T5"> beneath the chastening rod, and bless the hand/ that strikes. <text:s/>You grieve that your Charles has left the parental home,/ but with eyes beaming forth faith you look upward, </text:span><text:span text:style-name="T3">and</text:span><text:span text:style-name="T5"> discover him in/ the celestial abode of security and find some solace. <text:s/></text:span><text:span text:style-name="T6">Wes</text:span><text:span text:style-name="T7">, chained to the world, fettered by its/ seductive pleasures, chafe and fret and question the wisdom, that has/ </text:span><text:span text:style-name="T4">deprived us of</text:span><text:span text:style-name="T7"> hidden from our vision objects we regarded as indispensable to our happiness./ <text:s/>May your submission to the Divine will, dispell[sic!] our misgivings, re-/-move our harrassing[sic!] doubts, endow us with an abundance of spiritual strength./</text:span></text:p>
      <text:p text:style-name="P5"><text:span text:style-name="T7"/></text:p>
      <text:p text:style-name="P5"><text:span text:style-name="T7">[Page 4]</text:span></text:p>
      <text:p text:style-name="P5"><text:span text:style-name="T7">And if there be any </text:span><text:span text:style-name="T4">here</text:span><text:span text:style-name="T7"> in our midst who have never mourned, may they also profit/ by the contemplation of the incident, which has added to your sorrows./ <text:s/>May they halt, at times, in the race of </text:span><text:span text:style-name="T4">plentious</text:span><text:span text:style-name="T7"> earthly enjoyments, and remembering/ that death might be close at their heels, moderate their cravings, and/ long mainly to become exalted through human goodness and truth,/ the two winged angels, that will usher man's spirit into the </text:span><text:span text:style-name="T4">prese</text:span><text:span text:style-name="T7"> palace/ of the great K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1:57:44.34</meta:creation-date>
    <meta:document-statistic meta:table-count="0" meta:image-count="0" meta:object-count="0" meta:page-count="3" meta:paragraph-count="69" meta:word-count="1093" meta:character-count="6778"/>
    <dc:date>2012-10-09T13:24:57.81</dc:date>
    <dc:creator>Penn Libraries</dc:creator>
    <meta:editing-duration>PT00H11M12S</meta:editing-duration>
    <meta:editing-cycles>1</meta:editing-cycles>
    <meta:generator>OpenOffice.org/3.2$Win32 OpenOffice.org_project/320m12$Build-9483</meta:generator>
  </office:meta>
</office:document-meta>
</file>